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7a75ca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b91ff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text-properties officeooo:paragraph-rsid="0c8b5238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d09f881"/>
    </style:style>
    <style:style style:name="P61" style:family="paragraph" style:parent-style-name="Standard">
      <style:text-properties officeooo:paragraph-rsid="0d1ec96e"/>
    </style:style>
    <style:style style:name="P62" style:family="paragraph" style:parent-style-name="Standard">
      <style:text-properties officeooo:paragraph-rsid="0d5d07c4"/>
    </style:style>
    <style:style style:name="P63" style:family="paragraph" style:parent-style-name="Standard">
      <style:text-properties officeooo:paragraph-rsid="0d8c21b9"/>
    </style:style>
    <style:style style:name="P64" style:family="paragraph" style:parent-style-name="Standard">
      <style:text-properties officeooo:paragraph-rsid="0d72706e"/>
    </style:style>
    <style:style style:name="P65" style:family="paragraph" style:parent-style-name="Standard">
      <style:text-properties officeooo:paragraph-rsid="0dbec325"/>
    </style:style>
    <style:style style:name="P66" style:family="paragraph" style:parent-style-name="Standard">
      <style:text-properties officeooo:paragraph-rsid="0dedec60"/>
    </style:style>
    <style:style style:name="P67" style:family="paragraph" style:parent-style-name="Standard">
      <style:text-properties officeooo:paragraph-rsid="0e03342d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0e051aee"/>
    </style:style>
    <style:style style:name="P70" style:family="paragraph" style:parent-style-name="Standard">
      <style:text-properties officeooo:paragraph-rsid="0e0bda5c"/>
    </style:style>
    <style:style style:name="P71" style:family="paragraph" style:parent-style-name="Standard">
      <style:text-properties officeooo:paragraph-rsid="0e2a40f4"/>
    </style:style>
    <style:style style:name="P72" style:family="paragraph" style:parent-style-name="Standard">
      <style:text-properties officeooo:paragraph-rsid="0e38fc62"/>
    </style:style>
    <style:style style:name="P73" style:family="paragraph" style:parent-style-name="Standard">
      <style:text-properties officeooo:paragraph-rsid="0e61c509"/>
    </style:style>
    <style:style style:name="P74" style:family="paragraph" style:parent-style-name="Standard">
      <style:text-properties officeooo:paragraph-rsid="0e671814"/>
    </style:style>
    <style:style style:name="P75" style:family="paragraph" style:parent-style-name="Standard">
      <style:text-properties officeooo:paragraph-rsid="0e82f1b0"/>
    </style:style>
    <style:style style:name="P76" style:family="paragraph" style:parent-style-name="Standard">
      <style:text-properties officeooo:paragraph-rsid="0e8aa5aa"/>
    </style:style>
    <style:style style:name="P77" style:family="paragraph" style:parent-style-name="Standard">
      <style:text-properties officeooo:rsid="0e8aa5aa" officeooo:paragraph-rsid="0e8aa5aa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f025efd"/>
    </style:style>
    <style:style style:name="P82" style:family="paragraph" style:parent-style-name="Standard">
      <style:text-properties officeooo:paragraph-rsid="0f0649dd"/>
    </style:style>
    <style:style style:name="P83" style:family="paragraph" style:parent-style-name="Footnote">
      <style:text-properties officeooo:paragraph-rsid="0f140c00"/>
    </style:style>
    <style:style style:name="P84" style:family="paragraph" style:parent-style-name="Standard">
      <style:text-properties officeooo:paragraph-rsid="0f2db54e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6" style:family="paragraph" style:parent-style-name="Standard">
      <style:text-properties officeooo:paragraph-rsid="0f466349"/>
    </style:style>
    <style:style style:name="P87" style:family="paragraph" style:parent-style-name="Footnote">
      <style:text-properties officeooo:paragraph-rsid="0f12f362"/>
    </style:style>
    <style:style style:name="P88" style:family="paragraph" style:parent-style-name="Standard">
      <style:text-properties officeooo:paragraph-rsid="0f66ac77"/>
    </style:style>
    <style:style style:name="P89" style:family="paragraph" style:parent-style-name="Standard">
      <style:text-properties officeooo:paragraph-rsid="0f7eefe1"/>
    </style:style>
    <style:style style:name="P90" style:family="paragraph" style:parent-style-name="Footnote">
      <style:text-properties officeooo:paragraph-rsid="0f051f9f"/>
    </style:style>
    <style:style style:name="P91" style:family="paragraph" style:parent-style-name="Footnote">
      <style:text-properties officeooo:paragraph-rsid="0f8706e5"/>
    </style:style>
    <style:style style:name="P92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style:font-name="Liberation Sans" fo:font-size="10pt" officeooo:rsid="0f856ad1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fo:language="nl" fo:country="NL" fo:font-weight="normal" officeooo:rsid="0f91af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9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0" style:family="text">
      <style:text-properties fo:color="#000000" loext:opacity="100%" style:font-name="Liberation Sans" fo:font-size="12pt" style:font-size-asian="12pt" style:font-size-complex="12pt"/>
    </style:style>
    <style:style style:name="T28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2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3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4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officeooo:rsid="047da547"/>
    </style:style>
    <style:style style:name="T30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4" style:family="text">
      <style:text-properties style:use-window-font-color="true" loext:opacity="0%" style:font-name="Liberation Sans" fo:font-size="12pt" style:font-size-asian="12pt" style:font-size-complex="12pt"/>
    </style:style>
    <style:style style:name="T325" style:family="text">
      <style:text-properties officeooo:rsid="04473353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officeooo:rsid="0aace3cd"/>
    </style:style>
    <style:style style:name="T328" style:family="text">
      <style:text-properties fo:font-size="10pt" style:font-size-asian="10pt" style:font-size-complex="10pt"/>
    </style:style>
    <style:style style:name="T32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officeooo:rsid="0cf7e116"/>
    </style:style>
    <style:style style:name="T333" style:family="text">
      <style:text-properties officeooo:rsid="0b952edb"/>
    </style:style>
    <style:style style:name="T334" style:family="text">
      <style:text-properties loext:padding="0.049cm" loext:border="0.31pt solid #000000"/>
    </style:style>
    <style:style style:name="T335" style:family="text">
      <style:text-properties officeooo:rsid="0eef9ccc"/>
    </style:style>
    <style:style style:name="T336" style:family="text">
      <style:text-properties officeooo:rsid="0e80285f"/>
    </style:style>
    <style:style style:name="T337" style:family="text">
      <style:text-properties officeooo:rsid="0e838e2a"/>
    </style:style>
    <style:style style:name="T338" style:family="text">
      <style:text-properties officeooo:rsid="0e83c34e"/>
    </style:style>
    <style:style style:name="T339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0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1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2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6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7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0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1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2" style:family="text">
      <style:text-properties fo:color="#808080" loext:opacity="100%" style:font-name="Liberation Sans" fo:font-size="12pt" style:font-size-asian="12pt" style:font-size-complex="12pt"/>
    </style:style>
    <style:style style:name="T353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4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officeooo:rsid="0f82bd4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text:span text:style-name="T239">C</text:span><text:span text:style-name="T238">hecklist voor </text:span><text:span text:style-name="T240">de installatie</text:span><text:span text:style-name="T238"> van </text:span><text:reference-mark-start text:name="Distributie"/><text:span text:style-name="T241">Debian</text:span><text:reference-mark-end text:name="Distributie"/><text:span text:style-name="T242"> </text:span><text:reference-mark-start text:name="Versie"/><text:span text:style-name="T241">1</text:span><text:span text:style-name="T243">1</text:span><text:reference-mark-end text:name="Versie"/><text:span text:style-name="Strong_20_Emphasis"><text:span text:style-name="T276"> </text:span></text:span><text:span text:style-name="Strong_20_Emphasis"><text:span text:style-name="T277">LTS</text:span></text:span><text:span text:style-name="T244"><text:note text:id="ftn1" text:note-class="footnote"><text:note-citation>1</text:note-citation><text:note-body><text:p text:style-name="P28"><text:span text:style-name="T284">LTS</text:span><text:span text:style-name="T292"> </text:span><text:span text:style-name="T293">staat voor</text:span><text:span text:style-name="T294"> </text:span><text:span text:style-name="T284">Long-Term Support, langetermijnondersteuning, </text:span><text:span text:style-name="T295">en </text:span><text:span text:style-name="T297">d</text:span><text:span text:style-name="T295">eze </text:span><text:span text:style-name="T295"><text:reference-ref text:reference-format="text" text:ref-name="Distributie">Debian</text:reference-ref></text:span><text:span text:style-name="T295"><text:s/></text:span><text:span text:style-name="T295"><text:reference-ref text:reference-format="text" text:ref-name="Versie">11</text:reference-ref></text:span><text:span text:style-name="T295"><text:s/>LTS </text:span><text:span text:style-name="T298">(codenaam bullseye) </text:span><text:span text:style-name="T293">van</text:span><text:span text:style-name="T296"> </text:span><text:span text:style-name="T289">augustus 2021 </text:span><text:span text:style-name="T284">wordt </text:span><text:span text:style-name="T290">vijf</text:span><text:span text:style-name="T284"> jaar onder</text:span><text:span text:style-name="T296">houden</text:span><text:span text:style-name="T291"> </text:span><text:span text:style-name="T284">tot </text:span><text:span text:style-name="T289">augustus</text:span><text:span text:style-name="T285"> </text:span><text:span text:style-name="T284">202</text:span><text:span text:style-name="T286">6</text:span><text:span text:style-name="T287">.</text:span></text:p></text:note-body></text:note></text:span><text:span text:style-name="T245"> </text:span><text:reference-mark-start text:name="Editie"/><text:span text:style-name="T249">d</text:span><text:span text:style-name="T246">esktop</text:span><text:reference-mark-end text:name="Editie"/><text:span text:style-name="T247">.</text:span></text:p>
      <text:p text:style-name="P4"/>
      <text:p text:style-name="P84"><text:span text:style-name="T36">Kijk op</text:span><text:span text:style-name="T269"> </text:span><text:a xlink:type="simple" xlink:href="https://karelzimmer.nl/" text:style-name="Internet_20_link" text:visited-style-name="Visited_20_Internet_20_Link"><text:span text:style-name="T9">karelzimmer.nl</text:span></text:a><text:span text:style-name="T269"> </text:span><text:span text:style-name="T299">voor</text:span><text:span text:style-name="T300"> </text:span><text:span text:style-name="T301">deze en andere </text:span><text:span text:style-name="T302">Linux documenten</text:span><text:span text:style-name="T37">, scripts, </text:span><text:span text:style-name="T38">en informatie</text:span><text:span text:style-name="T37">.</text:span></text:p>
      <text:p text:style-name="P4"/>
      <text:p text:style-name="P4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38"/>
      <text:p text:style-name="P37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303">(zie toelichting)</text:span><text:span text:style-name="T19">:</text:span></text:p>
      <text:p text:style-name="P31"><text:span text:style-name="Definition"><text:span text:style-name="T305">g</text:span></text:span><text:span text:style-name="Definition"><text:span text:style-name="T304">ebruiker</text:span></text:span><text:span text:style-name="Definition"><text:span text:style-name="T308"><text:tab/><text:tab/></text:span></text:span><text:span text:style-name="Definition"><text:span text:style-name="T324"> <text:tab/><text:tab/></text:span></text:span><text:span text:style-name="T309"><draw:control text:anchor-type="as-char" svg:y="-0.429cm" draw:z-index="8" draw:name="Gebruiker" draw:style-name="gr2" draw:text-style-name="P98" svg:width="6.061cm" svg:height="0.6cm" draw:control="control9"><svg:title>Gebruiker</svg:title><svg:desc>Volledige naam, bijv. Jan Stek</svg:desc></draw:control></text:span><text:span text:style-name="T309"><text:tab/></text:span><text:span text:style-name="T310">(</text:span><text:span text:style-name="T306">volledige naam, bijv. </text:span><text:span text:style-name="T322">J</text:span><text:span text:style-name="T323">a</text:span><text:span text:style-name="T322">n </text:span><text:span text:style-name="T323">Jansen</text:span><text:span text:style-name="T307">)</text:span></text:p>
      <text:p text:style-name="Standard"><text:span text:style-name="Definition"><text:span text:style-name="T305">g</text:span></text:span><text:span text:style-name="Definition"><text:span text:style-name="T304">ebruikersnaam<text:tab/></text:span></text:span><text:span text:style-name="Definition"><text:span text:style-name="T304"><draw:control text:anchor-type="as-char" svg:y="-0.429cm" draw:z-index="9" draw:name="Gberuikersnaam" draw:style-name="gr2" draw:text-style-name="P98" svg:width="6.061cm" svg:height="0.6cm" draw:control="control10"><svg:title>Gebruikersnaam</svg:title><svg:desc>Korte naam, bijv. jan</svg:desc></draw:control></text:span></text:span><text:span text:style-name="Definition"><text:span text:style-name="T304"><text:tab/></text:span></text:span><text:span text:style-name="T10">(korte naam, bijv. </text:span><text:span text:style-name="T267">j</text:span><text:span text:style-name="T268">a</text:span><text:span text:style-name="T267">n</text:span><text:span text:style-name="T10">)</text:span></text:p>
      <text:p text:style-name="P30"><text:span text:style-name="Definition"><text:span text:style-name="T312">c</text:span></text:span><text:span text:style-name="Definition"><text:span text:style-name="T311">omputernaam<text:tab/><text:tab/></text:span></text:span><text:span text:style-name="Definition"><text:span text:style-name="T309"><draw:control text:anchor-type="as-char" svg:y="-0.429cm" draw:z-index="10" draw:name="Computernaam" draw:style-name="gr2" draw:text-style-name="P98" svg:width="6.061cm" svg:height="0.6cm" draw:control="control11"><svg:title>Computernaam</svg:title><svg:desc>Unieke naam van de computer</svg:desc></draw:control></text:span></text:span><text:span text:style-name="Definition"><text:span text:style-name="T309"><text:tab/></text:span></text:span><text:span text:style-name="Definition"><text:span text:style-name="T315">(</text:span></text:span><text:span text:style-name="Definition"><text:span text:style-name="T316">naam van de compute</text:span></text:span><text:span text:style-name="Definition"><text:span text:style-name="T317">r, </text:span></text:span><text:span text:style-name="Definition"><text:span text:style-name="T318">bijv. p</text:span></text:span><text:span text:style-name="Definition"><text:span text:style-name="T319">c02</text:span></text:span><text:span text:style-name="Definition"><text:span text:style-name="T315">)</text:span></text:span></text:p>
      <text:p text:style-name="P30"><text:span text:style-name="Definition"><text:span text:style-name="T305">o</text:span></text:span><text:span text:style-name="Definition"><text:span text:style-name="T304">pstartmenu</text:span></text:span><text:span text:style-name="Definition"><text:span text:style-name="T309"><text:tab/><text:tab/><text:tab/></text:span></text:span><text:span text:style-name="Definition"><text:span text:style-name="T309"><draw:control text:anchor-type="as-char" svg:y="-0.429cm" draw:z-index="11" draw:name="Opstartmenu" draw:style-name="gr2" draw:text-style-name="P98" svg:width="6.061cm" svg:height="0.6cm" draw:control="control12"><svg:title>Opstartmenu</svg:title><svg:desc>Toets voor het opstartmenu ("bootmenu")</svg:desc></draw:control></text:span></text:span><text:span text:style-name="Definition"><text:span text:style-name="T309"><text:tab/></text:span></text:span><text:span text:style-name="Definition"><text:span text:style-name="T315">(</text:span></text:span><text:span text:style-name="Definition"><text:span text:style-name="T316">to</text:span></text:span><text:span text:style-name="Definition"><text:span text:style-name="T320">ets voor het opstartmedium</text:span></text:span><text:span text:style-name="Definition"><text:span text:style-name="T321">)</text:span></text:span></text:p>
      <text:p text:style-name="P35"><text:span text:style-name="Definition"><text:span text:style-name="T313">i</text:span></text:span><text:span text:style-name="Definition"><text:span text:style-name="T314">nstellingen</text:span></text:span><text:span text:style-name="T315"><text:tab/> <text:tab/><text:tab/></text:span><text:span text:style-name="T315"><draw:control text:anchor-type="as-char" svg:y="-0.429cm" draw:z-index="7" draw:name="Instellingen" draw:style-name="gr2" draw:text-style-name="P98" svg:width="6.061cm" svg:height="0.6cm" draw:control="control8"><svg:title>Instellingen</svg:title><svg:desc>Toets voor het BIOS/UEFI-scherm ("setup")</svg:desc></draw:control></text:span><text:span text:style-name="T315"><text:tab/>(</text:span><text:span text:style-name="T316">toets voor het UEFI-BIOS-scherm</text:span><text:span text:style-name="T315">)</text:span></text:p>
      <text:p text:style-name="P33"><text:span text:style-name="Definition"><text:span text:style-name="T340">g</text:span></text:span><text:span text:style-name="Definition"><text:span text:style-name="T339">ebruiker</text:span></text:span><text:span text:style-name="Definition"><text:span text:style-name="T341">2</text:span></text:span><text:span text:style-name="Definition"><text:span text:style-name="T342"><text:tab/></text:span></text:span><text:span text:style-name="Definition"><text:span text:style-name="T352"> <text:tab/><text:tab/></text:span></text:span><text:span text:style-name="T343"><draw:control text:anchor-type="as-char" svg:y="-0.429cm" draw:z-index="18" draw:name="Gebruiker 1" draw:style-name="gr2" draw:text-style-name="P98" svg:width="6.061cm" svg:height="0.6cm" draw:control="control19"><svg:title>Gebruiker</svg:title><svg:desc>Volledige naam, bijv. Jan Stek</svg:desc></draw:control></text:span><text:span text:style-name="T343"><text:tab/></text:span><text:span text:style-name="T344">(</text:span><text:span text:style-name="T345">volledige naam </text:span><text:span text:style-name="T346">evt. 2</text:span><text:span text:style-name="T353">e</text:span><text:span text:style-name="T346"> gebruiker</text:span><text:span text:style-name="T347">)</text:span></text:p>
      <text:p text:style-name="P80"><text:span text:style-name="Definition"><text:span text:style-name="T340">g</text:span></text:span><text:span text:style-name="Definition"><text:span text:style-name="T339">ebruikersnaam</text:span></text:span><text:span text:style-name="Definition"><text:span text:style-name="T341">2</text:span></text:span><text:span text:style-name="Definition"><text:span text:style-name="T348"><text:tab/></text:span></text:span><text:span text:style-name="Definition"><text:span text:style-name="T348"><draw:control text:anchor-type="as-char" svg:y="-0.429cm" draw:z-index="19" draw:name="Gberuikersnaam 1" draw:style-name="gr2" draw:text-style-name="P98" svg:width="6.061cm" svg:height="0.6cm" draw:control="control20"><svg:title>Gebruikersnaam</svg:title><svg:desc>Korte naam, bijv. jan</svg:desc></draw:control></text:span></text:span><text:span text:style-name="Definition"><text:span text:style-name="T348"><text:tab/></text:span></text:span><text:span text:style-name="T349">(korte naam</text:span><text:span text:style-name="T350"> </text:span><text:span text:style-name="T351">evt. 2</text:span><text:span text:style-name="T354">e</text:span><text:span text:style-name="T351"> gebruiker</text:span><text:span text:style-name="T349">)</text:span></text:p>
      <text:p text:style-name="P33"><text:span text:style-name="T255">Vervang </text:span><text:span text:style-name="Definition"><text:span text:style-name="T12">schuingedrukte</text:span></text:span><text:span text:style-name="T255"> </text:span><text:span text:style-name="T256">woorden </text:span><text:span text:style-name="T255">in deze checklist door </text:span><text:span text:style-name="T256">boven</text:span><text:span text:style-name="T255">staande waarden.</text:span></text:p>
      <text:p text:style-name="P39"/>
      <text:p text:style-name="P32"><text:span text:style-name="Strong_20_Emphasis"><text:span text:style-name="T263"/></text:span></text:p>
      <text:p text:style-name="P34"><text:span text:style-name="T265">Nog niet op Linux?</text:span><text:span text:style-name="T257"><text:tab/></text:span><text:span text:style-name="T260"><text:tab/></text:span><text:span text:style-name="T261">G</text:span><text:span text:style-name="T254">ebruik </text:span><text:span text:style-name="Strong_20_Emphasis"><text:span text:style-name="T266">Checklist migratie</text:span></text:span><text:span text:style-name="T254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8"> onder </text:span><text:span text:style-name="T264">Linux</text:span><text:span text:style-name="T259">.</text:span></text:p>
      <text:p text:style-name="P22"><text:span text:style-name="T236">Nieuwe installatie?</text:span><text:span text:style-name="T231"><text:tab/></text:span><text:span text:style-name="T233"></text:span><text:span text:style-name="T235"><text:tab/></text:span><text:span text:style-name="T234">B</text:span><text:span text:style-name="T231">egin bij hoofdstuk </text:span><text:span text:style-name="T236"><text:bookmark-ref text:reference-format="page" text:ref-name="__RefNumPara__4009_1271708128">2</text:bookmark-ref></text:span><text:span text:style-name="T236"><text:s text:c="2"/></text:span><text:span text:style-name="T237"><text:bookmark-ref text:reference-format="text" text:ref-name="__RefNumPara__4009_1271708128">Installatie uitvoeren</text:bookmark-ref></text:span><text:span text:style-name="T232">.</text:span></text:p>
      <text:p text:style-name="P29"><text:span text:style-name="Strong_20_Emphasis"><text:span text:style-name="T262"/></text:span></text:p>
      <text:p text:style-name="P29"><text:span text:style-name="Strong_20_Emphasis"><text:span text:style-name="T262"/></text:span></text:p>
      <text:list xml:id="list1553551580" text:style-name="L1">
        <text:list-item>
          <text:p text:style-name="P93"><text:bookmark-start text:name="__RefNumPara__4083_1271708128"/>Installatie voorbereiden<text:bookmark-end text:name="__RefNumPara__4083_1271708128"/></text:p>
        </text:list-item>
      </text:list>
      <text:p text:style-name="P4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7"><text:span text:style-name="Strong_20_Emphasis"><text:span text:style-name="T55"><text:s/></text:span></text:span><text:span text:style-name="Strong_20_Emphasis"><text:span text:style-name="T102"><draw:control text:anchor-type="as-char" draw:z-index="0" draw:name="Vorm3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5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6"><text:note text:id="ftn2" text:note-class="footnote"><text:note-citation>2</text:note-citation><text:note-body><text:p text:style-name="P26"><text:span text:style-name="T196">E</text:span><text:span text:style-name="T199">v</text:span><text:span text:style-name="T200">en</text:span><text:span text:style-name="T202">t</text:span><text:span text:style-name="T203">uele </text:span><text:span text:style-name="T204">extra </text:span><text:span text:style-name="T206">gebruiker</text:span><text:span text:style-name="T204">s aanmelden </text:span><text:span text:style-name="T205">en dezelfde stappen uitvoeren</text:span><text:span text:style-name="T201">.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50"><text:span text:style-name="Strong_20_Emphasis"><text:span text:style-name="T55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55"><text:s/></text:span></text:span><text:span text:style-name="Strong_20_Emphasis"><text:span text:style-name="T102"><draw:control text:anchor-type="as-char" draw:z-index="12" draw:name="Vorm4" draw:style-name="gr1" draw:text-style-name="P97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55">Installeer </text:span></text:span><text:span text:style-name="Strong_20_Emphasis"><text:span text:style-name="T99">pakket kz</text:span></text:span><text:span text:style-name="Strong_20_Emphasis"><text:span text:style-name="T99"><text:note text:id="ftn3" text:note-class="footnote"><text:note-citation>3</text:note-citation><text:note-body><text:p text:style-name="P87"><text:span text:style-name="T337">Debian-</text:span><text:span text:style-name="T338">p</text:span>akket kz plaatst documenten en scripts van Karel Zimmer <text:span text:style-name="T336">(zie </text:span><text:a xlink:type="simple" xlink:href="https://karelzimmer.nl/" text:style-name="Internet_20_link" text:visited-style-name="Visited_20_Internet_20_Link"><text:span text:style-name="Strong_20_Emphasis"><text:span text:style-name="T331">karelzimmer.nl</text:span></text:span></text:a><text:span text:style-name="Strong_20_Emphasis"><text:span text:style-name="T222">) </text:span></text:span>voor het installeren en beheren van Debian en op Debian gebaseerd systeem zoals Ubuntu.</text:p></text:note-body></text:note></text:span></text:span><text:span text:style-name="Strong_20_Emphasis"><text:span text:style-name="T99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60">druk op de </text:span></text:span><text:span text:style-name="Strong_20_Emphasis"><text:span text:style-name="T74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3"><text:span text:style-name="T250">De </text:span><text:span text:style-name="T251">Super</text:span><text:span text:style-name="T250">-toets is de Windows</text:span><text:span text:style-name="T252">-</text:span><text:span text:style-name="T253">toets</text:span><text:span text:style-name="T250">, </text:span><text:span text:style-name="T252">C</text:span><text:span text:style-name="T250">ommand-</text:span><text:span text:style-name="T253">toets</text:span><text:span text:style-name="T250">, of </text:span><text:span text:style-name="T252">V</text:span><text:span text:style-name="T250">ergrootglas-toets.</text:span></text:p></text:note-body></text:note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19">ter</text:span></text:span><text:span text:style-name="Strong_20_Emphasis"><text:span text:style-name="T120">m</text:span></text:span><text:span text:style-name="Strong_20_Emphasis"><text:span text:style-name="T63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21">Terminalvenster</text:span></text:span><text:span text:style-name="Strong_20_Emphasis"><text:span text:style-name="T66">.</text:span></text:span><text:span text:style-name="Strong_20_Emphasis"><text:span text:style-name="T63"> 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65"><text:span text:style-name="T4">Typ</text:span><text:span text:style-name="Strong_20_Emphasis"><text:span text:style-name="T67">, of </text:span></text:span><text:span text:style-name="Strong_20_Emphasis"><text:span text:style-name="T63">kopieer en plak, de</text:span></text:span><text:span text:style-name="Strong_20_Emphasis"><text:span text:style-name="T68">z</text:span></text:span><text:span text:style-name="Strong_20_Emphasis"><text:span text:style-name="T63">e </text:span></text:span><text:span text:style-name="Strong_20_Emphasis"><text:span text:style-name="T69">drie </text:span></text:span><text:span text:style-name="Strong_20_Emphasis"><text:span text:style-name="T63">opdrachten, ieder gevolgd door de </text:span></text:span><text:span text:style-name="Strong_20_Emphasis"><text:span text:style-name="T58">Enter</text:span></text:span><text:span text:style-name="Strong_20_Emphasis"><text:span text:style-name="T57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/text:p>
            <text:p text:style-name="P65"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7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55"><text:s/></text:span></text:span><text:span text:style-name="Strong_20_Emphasis"><text:span text:style-name="T102"><draw:control text:anchor-type="as-char" draw:z-index="1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9">Bereid de installatie voor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72">druk </text:span></text:span><text:span text:style-name="Strong_20_Emphasis"><text:span text:style-name="T73">op de </text:span></text:span><text:span text:style-name="Strong_20_Emphasis"><text:span text:style-name="T74">Super</text:span></text:span><text:span text:style-name="Strong_20_Emphasis"><text:span text:style-name="T73">-toets</text:span></text:span><text:span text:style-name="Strong_20_Emphasis"><text:span text:style-name="T34"><text:note-ref text:note-class="footnote" text:reference-format="text" text:ref-name="ftn4">4</text:note-ref></text:span></text:span><text:span text:style-name="Strong_20_Emphasis"><text:span text:style-name="T59">, </text:span></text:span><text:span text:style-name="Strong_20_Emphasis"><text:span text:style-name="T75">t</text:span></text:span><text:span text:style-name="Strong_20_Emphasis"><text:span text:style-name="T62">yp </text:span></text:span><text:span text:style-name="Strong_20_Emphasis"><text:span text:style-name="T122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76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</text:span></text:span><text:span text:style-name="Strong_20_Emphasis"><text:span text:style-name="T103">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73">.</text:span></text:span></text:p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77">K</text:span></text:span><text:span text:style-name="Strong_20_Emphasis"><text:span text:style-name="T78">ie</text:span></text:span><text:span text:style-name="Strong_20_Emphasis"><text:span text:style-name="T79">s</text:span></text:span><text:span text:style-name="Strong_20_Emphasis"><text:span text:style-name="T71"> </text:span></text:span><text:span text:style-name="Strong_20_Emphasis"><text:span text:style-name="T141">1</text:span></text:span><text:span text:style-name="Strong_20_Emphasis"><text:span text:style-name="T142"> </text:span></text:span><text:span text:style-name="Strong_20_Emphasis"><text:span text:style-name="T143">In</text:span></text:span><text:span text:style-name="Strong_20_Emphasis"><text:span text:style-name="T135">stallatie voorbereiden</text:span></text:span><text:span text:style-name="Strong_20_Emphasis"><text:span text:style-name="T80"> </text:span></text:span><text:span text:style-name="Strong_20_Emphasis"><text:span text:style-name="T81">en </text:span></text:span><text:span text:style-name="Strong_20_Emphasis"><text:span text:style-name="T82">v</text:span></text:span><text:span text:style-name="Strong_20_Emphasis"><text:span text:style-name="T71">olg de aanwijzingen op het scherm.</text:span></text:span></text:p>
          </table:table-cell>
        </table:table-row>
      </table:table>
      <text:p text:style-name="P41"/>
      <text:list xml:id="list105556062110901" text:continue-numbering="true" text:style-name="L1">
        <text:list-item>
          <text:p text:style-name="P94"><text:bookmark-start text:name="__RefNumPara__4009_1271708128"/>Installatie uitvoeren<text:bookmark-end text:name="__RefNumPara__4009_1271708128"/></text:p>
        </text:list-item>
      </text:list>
      <text:p text:style-name="P4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7"><text:span text:style-name="Strong_20_Emphasis"><text:span text:style-name="T55"><text:s/></text:span></text:span><text:span text:style-name="Strong_20_Emphasis"><text:span text:style-name="T102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6"><text:span text:style-name="T280">Start de computer op vanaf </text:span><text:span text:style-name="T281">een </text:span><text:span text:style-name="T281"><text:reference-ref text:reference-format="text" text:ref-name="Distributie">Debian</text:reference-ref></text:span><text:span text:style-name="T281"><text:s/></text:span><text:span text:style-name="Strong_20_Emphasis"><text:span text:style-name="T270"><text:reference-ref text:reference-format="text" text:ref-name="Versie">11</text:reference-ref></text:span></text:span><text:span text:style-name="Strong_20_Emphasis"><text:span text:style-name="T270"><text:s/></text:span></text:span><text:span text:style-name="T282">(</text:span><text:span text:style-name="T283">Live</text:span><text:span text:style-name="T157"><text:note text:id="ftn5" text:note-class="footnote"><text:note-citation>1</text:note-citation><text:note-body><text:p text:style-name="P27"><text:span text:style-name="T325">Vanaf ee</text:span>n Live <text:span text:style-name="T360">usb</text:span><text:span text:style-name="T327">-stick </text:span><text:span text:style-name="T335">(</text:span><text:span text:style-name="T327">of </text:span><text:span text:style-name="T335">dvd</text:span><text:span text:style-name="T288">)</text:span><text:span text:style-name="T328"> </text:span>kunt <text:span text:style-name="T325">u opstarten en</text:span> met <text:reference-ref text:reference-format="text" text:ref-name="Distributie">Debian</text:reference-ref><text:s/>werken zonder deze te installeren.</text:p></text:note-body></text:note></text:span><text:span text:style-name="T158">)</text:span><text:span text:style-name="T156"> </text:span><text:span text:style-name="T159">GNOME</text:span><text:span text:style-name="T156"> </text:span><text:span text:style-name="T163">usb</text:span><text:span text:style-name="T160">-stick</text:span><text:span text:style-name="T160"><text:note text:id="ftn6" text:note-class="footnote"><text:note-citation>2</text:note-citation><text:note-body><text:p text:style-name="P91"><text:span text:style-name="T20">D</text:span><text:span text:style-name="Strong_20_Emphasis"><text:span text:style-name="T167">ow</text:span></text:span><text:span text:style-name="Strong_20_Emphasis"><text:span text:style-name="T168">nload </text:span></text:span><text:span text:style-name="Strong_20_Emphasis"><text:span text:style-name="T165">e</text:span></text:span><text:span text:style-name="Strong_20_Emphasis"><text:span text:style-name="T169">e</text:span></text:span><text:span text:style-name="Strong_20_Emphasis"><text:span text:style-name="T170">n</text:span></text:span><text:span text:style-name="Strong_20_Emphasis"><text:span text:style-name="T193"> </text:span></text:span><text:span text:style-name="Strong_20_Emphasis"><text:span text:style-name="T168">Live </text:span></text:span><text:span text:style-name="Strong_20_Emphasis"><text:span text:style-name="T225">cd</text:span></text:span><text:span text:style-name="Strong_20_Emphasis"><text:span text:style-name="T219">-beeldbestand</text:span></text:span><text:span text:style-name="Strong_20_Emphasis"><text:span text:style-name="T168"> </text:span></text:span><text:span text:style-name="Strong_20_Emphasis"><text:span text:style-name="T179">(.iso) </text:span></text:span><text:span text:style-name="Strong_20_Emphasis"><text:span text:style-name="T171">v</text:span></text:span><text:span text:style-name="Strong_20_Emphasis"><text:span text:style-name="T172">anaf</text:span></text:span><text:span text:style-name="Strong_20_Emphasis"><text:span text:style-name="T173"> </text:span></text:span><text:a xlink:type="simple" xlink:href="https://www.debian.org/CD/live/" text:style-name="Internet_20_link" text:visited-style-name="Visited_20_Internet_20_Link"><text:span text:style-name="Strong_20_Emphasis"><text:span text:style-name="T329">debian.org/cd/live</text:span></text:span></text:a><text:span text:style-name="Strong_20_Emphasis"><text:span text:style-name="T173">, blader naar beneden en klik op <text:line-break/></text:span></text:span><text:span text:style-name="Strong_20_Emphasis"><text:span text:style-name="T180">unofficial live images for </text:span></text:span><text:span text:style-name="Strong_20_Emphasis"><text:span text:style-name="T185">“</text:span></text:span><text:span text:style-name="Strong_20_Emphasis"><text:span text:style-name="T194">stable</text:span></text:span><text:span text:style-name="Strong_20_Emphasis"><text:span text:style-name="T185">”</text:span></text:span><text:span text:style-name="Strong_20_Emphasis"><text:span text:style-name="T180"> with firmware included</text:span></text:span><text:span text:style-name="Strong_20_Emphasis"><text:span text:style-name="T173">. <text:line-break/>Klik vervolgens </text:span></text:span><text:span text:style-name="Strong_20_Emphasis"><text:span text:style-name="T176">op</text:span></text:span><text:span text:style-name="Strong_20_Emphasis"><text:span text:style-name="T173"> </text:span></text:span><text:span text:style-name="Strong_20_Emphasis"><text:span text:style-name="T180">amd64/</text:span></text:span><text:span text:style-name="Strong_20_Emphasis"><text:span text:style-name="T173"> en </text:span></text:span><text:span text:style-name="Strong_20_Emphasis"><text:span text:style-name="T176">daarna op </text:span></text:span><text:span text:style-name="Strong_20_Emphasis"><text:span text:style-name="T180">iso-hybrid/</text:span></text:span><text:span text:style-name="Strong_20_Emphasis"><text:span text:style-name="T173">.<text:line-break/></text:span></text:span><text:span text:style-name="Strong_20_Emphasis"><text:span text:style-name="T177">K</text:span></text:span><text:span text:style-name="Strong_20_Emphasis"><text:span text:style-name="T178">lik op</text:span></text:span><text:span text:style-name="Strong_20_Emphasis"><text:span text:style-name="T174"> </text:span></text:span><text:span text:style-name="T181">debian-live-11...</text:span><text:span text:style-name="T182">-</text:span><text:span text:style-name="T181">amd-64-</text:span><text:span text:style-name="T182">gnome</text:span><text:span text:style-name="T183">+non-fre</text:span><text:span text:style-name="T184">e</text:span><text:span text:style-name="T183">.iso</text:span><text:span text:style-name="Strong_20_Emphasis"><text:span text:style-name="T168">.<text:line-break/></text:span></text:span><text:span text:style-name="Strong_20_Emphasis"><text:span text:style-name="T175">P</text:span></text:span><text:span text:style-name="T20">laats een </text:span><text:span text:style-name="T23">usb</text:span><text:span text:style-name="T20">-stick </text:span><text:span text:style-name="T21">van </text:span><text:span text:style-name="T20">min</text:span><text:span text:style-name="T22">imaal </text:span><text:span text:style-name="T20">4 GB.</text:span></text:p><text:p text:style-name="P81"><text:span text:style-name="T20"><text:tab/></text:span><text:span text:style-name="Strong_20_Emphasis"><text:span text:style-name="T207">Zoek</text:span></text:span><text:span text:style-name="Strong_20_Emphasis"><text:span text:style-name="T208"> </text:span></text:span><text:span text:style-name="Strong_20_Emphasis"><text:span text:style-name="T227">s</text:span></text:span><text:span text:style-name="Strong_20_Emphasis"><text:span text:style-name="T228">ch</text:span></text:span><text:span text:style-name="Strong_20_Emphasis"><text:span text:style-name="T208"> en klik op het pictogram van</text:span></text:span><text:span text:style-name="Strong_20_Emphasis"><text:span text:style-name="T209"> </text:span></text:span><text:span text:style-name="Strong_20_Emphasis"><text:span text:style-name="T230">Schijven</text:span></text:span><text:span text:style-name="Strong_20_Emphasis"><text:span text:style-name="T210">. Selecteer de </text:span></text:span><text:span text:style-name="Strong_20_Emphasis"><text:span text:style-name="T226">usb</text:span></text:span><text:span text:style-name="Strong_20_Emphasis"><text:span text:style-name="T210">-stick in de lijst van schijven aan de linkerkant en klik rechtsboven op </text:span></text:span><text:span text:style-name="Strong_20_Emphasis"><text:span text:style-name="T229">Schijfinstellingen</text:span></text:span><text:span text:style-name="Strong_20_Emphasis"><text:span text:style-name="T210"> </text:span></text:span><text:span text:style-name="Strong_20_Emphasis"><text:span text:style-name="T229">⋮</text:span></text:span><text:span text:style-name="Strong_20_Emphasis"><text:span text:style-name="T210"> (icoontje met de drie puntjes).</text:span></text:span></text:p><text:p text:style-name="P90"><text:span text:style-name="Strong_20_Emphasis"><text:span text:style-name="T210"><text:tab/>Kies </text:span></text:span><text:span text:style-name="Strong_20_Emphasis"><text:span text:style-name="T229">Schijfkopie terugzetten</text:span></text:span><text:span text:style-name="Strong_20_Emphasis"><text:span text:style-name="T210"> en selecteer </text:span></text:span><text:span text:style-name="Strong_20_Emphasis"><text:span text:style-name="T221">het net</text:span></text:span><text:span text:style-name="Strong_20_Emphasis"><text:span text:style-name="T219"> gedownloade </text:span></text:span><text:span text:style-name="Strong_20_Emphasis"><text:span text:style-name="T225">cd</text:span></text:span><text:span text:style-name="Strong_20_Emphasis"><text:span text:style-name="T219">-beeldbestand </text:span></text:span><text:span text:style-name="Strong_20_Emphasis"><text:span text:style-name="T220">(.iso)</text:span></text:span><text:span text:style-name="Strong_20_Emphasis"><text:span text:style-name="T219">.</text:span></text:span></text:p><text:p text:style-name="P81"><text:span text:style-name="Strong_20_Emphasis"><text:span text:style-name="T210"><text:tab/>Klik op </text:span></text:span><text:span text:style-name="Strong_20_Emphasis"><text:span text:style-name="T229">Terugzetten starten</text:span></text:span><text:span text:style-name="Strong_20_Emphasis"><text:span text:style-name="T210"> en vervolgens op </text:span></text:span><text:span text:style-name="Strong_20_Emphasis"><text:span text:style-name="T229">Terugzetten</text:span></text:span><text:span text:style-name="Strong_20_Emphasis"><text:span text:style-name="T211">.<text:line-break/></text:span></text:span><text:span text:style-name="Strong_20_Emphasis"><text:span text:style-name="T223">O</text:span></text:span><text:span text:style-name="Strong_20_Emphasis"><text:span text:style-name="T212">f </text:span></text:span><text:span text:style-name="Strong_20_Emphasis"><text:span text:style-name="T213">gebruik </text:span></text:span><text:span text:style-name="Strong_20_Emphasis"><text:span text:style-name="T214">het programma </text:span></text:span><text:span text:style-name="Strong_20_Emphasis"><text:span text:style-name="T197">Etche</text:span></text:span><text:span text:style-name="Strong_20_Emphasis"><text:span text:style-name="T198">r</text:span></text:span><text:span text:style-name="Strong_20_Emphasis"><text:span text:style-name="T214"> </text:span></text:span><text:span text:style-name="Strong_20_Emphasis"><text:span text:style-name="T215">(</text:span></text:span><text:a xlink:type="simple" xlink:href="https://www.balena.io/etcher/" text:style-name="Internet_20_link" text:visited-style-name="Visited_20_Internet_20_Link"><text:span text:style-name="Strong_20_Emphasis"><text:span text:style-name="T330">etcher.io</text:span></text:span></text:a><text:span text:style-name="Strong_20_Emphasis"><text:span text:style-name="T215">) </text:span></text:span><text:span text:style-name="Strong_20_Emphasis"><text:span text:style-name="T224">dat </text:span></text:span><text:span text:style-name="Strong_20_Emphasis"><text:span text:style-name="T212">beschikbaar </text:span></text:span><text:span text:style-name="Strong_20_Emphasis"><text:span text:style-name="T224">is </text:span></text:span><text:span text:style-name="Strong_20_Emphasis"><text:span text:style-name="T212">voor </text:span></text:span><text:span text:style-name="Strong_20_Emphasis"><text:span text:style-name="T210">Windows, </text:span></text:span><text:span text:style-name="Strong_20_Emphasis"><text:span text:style-name="T216">mac</text:span></text:span><text:span text:style-name="Strong_20_Emphasis"><text:span text:style-name="T217">OS</text:span></text:span><text:span text:style-name="Strong_20_Emphasis"><text:span text:style-name="T214">, </text:span></text:span><text:span text:style-name="Strong_20_Emphasis"><text:span text:style-name="T215">en </text:span></text:span><text:span text:style-name="Strong_20_Emphasis"><text:span text:style-name="T214">Linux</text:span></text:span><text:span text:style-name="Strong_20_Emphasis"><text:span text:style-name="T218">.</text:span></text:span></text:p></text:note-body></text:note></text:span><text:span text:style-name="T156"> </text:span><text:span text:style-name="T164">of dvd.</text:span></text:p>
            <text:p text:style-name="P52"><text:span text:style-name="T161">Opstartmenu/</text:span><text:span text:style-name="T162">boot menu</text:span><text:span text:style-name="T161"> </text:span><text:span text:style-name="T156">via </text:span><text:span text:style-name="Definition"><text:span text:style-name="T5">opstartmenu</text:span></text:span><text:span text:style-name="T156">, </text:span><text:span text:style-name="T161">instellingen/</text:span><text:span text:style-name="T162">setup</text:span><text:span text:style-name="T156"> via </text:span><text:span text:style-name="Definition"><text:span text:style-name="T5">instellingen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105">K</text:span></text:span><text:span text:style-name="Strong_20_Emphasis"><text:span text:style-name="T106">ies </text:span></text:span><text:span text:style-name="Strong_20_Emphasis"><text:span text:style-name="T107">eerste keuze </text:span></text:span><text:span text:style-name="Strong_20_Emphasis"><text:span text:style-name="T108">en druk op de </text:span></text:span><text:span text:style-name="Strong_20_Emphasis"><text:span text:style-name="T109">Enter</text:span></text:span><text:span text:style-name="Strong_20_Emphasis"><text:span text:style-name="T108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><text:span text:style-name="Strong_20_Emphasis"><text:span text:style-name="T102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53">V</text:span></text:span><text:span text:style-name="Strong_20_Emphasis"><text:span text:style-name="T40">olg de aanwijzingen </text:span></text:span><text:span text:style-name="Strong_20_Emphasis"><text:span text:style-name="T52">op de schermen</text:span></text:span><text:span text:style-name="Strong_20_Emphasis"><text:span text:style-name="T11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4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1"><text:s/></text:span></text:span><text:span text:style-name="Strong_20_Emphasis"><text:span text:style-name="T104"><draw:control text:anchor-type="as-char" draw:z-index="20" draw:name="Vorm11_0" draw:style-name="gr1" draw:text-style-name="P97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1">Als het scherm </text:span></text:span><text:span text:style-name="Strong_20_Emphasis"><text:span text:style-name="T130">Wi-Fi</text:span></text:span><text:span text:style-name="Strong_20_Emphasis"><text:span text:style-name="T41"> verschijnt, kies </text:span></text:span><text:span text:style-name="Strong_20_Emphasis"><text:span text:style-name="T54">het</text:span></text:span><text:span text:style-name="Strong_20_Emphasis"><text:span text:style-name="T41"> draadloos netwerk, maak verbinding, en klik op</text:span></text:span><text:span text:style-name="Strong_20_Emphasis"><text:span text:style-name="T111"> </text:span></text:span><text:span text:style-name="Strong_20_Emphasis"><text:span text:style-name="T148">N</text:span></text:span><text:span text:style-name="Strong_20_Emphasis"><text:span text:style-name="T128">ext</text:span></text:span><text:span text:style-name="Strong_20_Emphasis"><text:span text:style-name="T111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3"><text:span text:style-name="Strong_20_Emphasis"><text:span text:style-name="T55"><text:s/></text:span></text:span><text:span text:style-name="Strong_20_Emphasis"><text:span text:style-name="T102"><draw:control text:anchor-type="as-char" draw:z-index="14" draw:name="Vorm13_1" draw:style-name="gr1" draw:text-style-name="P97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42">Start de installatie</text:span></text:span><text:span text:style-name="Strong_20_Emphasis"><text:span text:style-name="T112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83">klik op </text:span></text:span><text:span text:style-name="Strong_20_Emphasis"><text:span text:style-name="T124">Activities</text:span></text:span><text:span text:style-name="Strong_20_Emphasis"><text:span text:style-name="T83"> en </text:span></text:span><text:span text:style-name="Strong_20_Emphasis"><text:span text:style-name="T84">een </text:span></text:span><text:span text:style-name="Strong_20_Emphasis"><text:span text:style-name="T83">klik op</text:span></text:span><text:span text:style-name="Strong_20_Emphasis"><text:span text:style-name="T85"> </text:span></text:span><text:span text:style-name="Strong_20_Emphasis"><text:span text:style-name="T125">Install Debian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42">Bij </text:span></text:span><text:span text:style-name="Strong_20_Emphasis"><text:span text:style-name="T131">Welcome</text:span></text:span><text:span text:style-name="Strong_20_Emphasis"><text:span text:style-name="T42"> kies </text:span></text:span><text:span text:style-name="Strong_20_Emphasis"><text:span text:style-name="T131">Nederlands</text:span></text:span><text:span text:style-name="Strong_20_Emphasis"><text:span text:style-name="T42"> en klik op </text:span></text:span><text:span text:style-name="Strong_20_Emphasis"><text:span text:style-name="T131">Volgende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70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9">Bij <text:span text:style-name="T326">Locatie</text:span> kies bij <text:span text:style-name="T326">Regio</text:span> voor <text:span text:style-name="T326">Europa</text:span> en klik op <text:span text:style-name="T326">Volgende</text:span>.</text:p>
          </table:table-cell>
        </table:table-row>
        <table:table-row>
          <table:table-cell table:style-name="_32_._5f_Installatie_5f_uitvoeren.A1" office:value-type="string">
            <text:p text:style-name="P70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9">Bij <text:span text:style-name="T326">Toetsenbord</text:span> kies <text:span text:style-name="T326">English (US)</text:span> en klik op <text:span text:style-name="T326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70"><text:span text:style-name="Strong_20_Emphasis"><text:span text:style-name="T55"><text:s/></text:span></text:span><text:span text:style-name="Strong_20_Emphasis"><text:span text:style-name="T102"><draw:control text:anchor-type="as-char" draw:z-index="15" draw:name="Vorm13_4" draw:style-name="gr1" draw:text-style-name="P97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8"><text:span text:style-name="T6">Bij </text:span><text:span text:style-name="T17">Partities</text:span><text:span text:style-name="T6"> </text:span><text:span text:style-name="T278">selecteer</text:span><text:span text:style-name="T6"> </text:span><text:span text:style-name="T7">de </text:span><text:span text:style-name="T6">gewenste </text:span><text:span text:style-name="T279">optie </text:span><text:span text:style-name="Strong_20_Emphasis"><text:span text:style-name="T44">en klik op </text:span></text:span><text:span text:style-name="Strong_20_Emphasis"><text:span text:style-name="T132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55"><text:s/></text:span></text:span><text:span text:style-name="Strong_20_Emphasis"><text:span text:style-name="T102"><draw:control text:anchor-type="as-char" draw:z-index="3" draw:name="Vorm13" draw:style-name="gr1" draw:text-style-name="P97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110">Bij </text:span></text:span><text:span text:style-name="Strong_20_Emphasis"><text:span text:style-name="T129">Gebruikers</text:span></text:span><text:span text:style-name="Strong_20_Emphasis"><text:span text:style-name="T110"> vul in </text:span></text:span><text:span text:style-name="Strong_20_Emphasis"><text:span text:style-name="T133">Wat is je naam?</text:span></text:span><text:span text:style-name="Strong_20_Emphasis"><text:span text:style-name="T45"> </text:span></text:span><text:span text:style-name="Definition"><text:span text:style-name="T13">gebruiker</text:span></text:span><text:span text:style-name="Strong_20_Emphasis"><text:span text:style-name="T100">,</text:span></text:span><text:span text:style-name="Strong_20_Emphasis"><text:span text:style-name="T46"> </text:span></text:span><text:span text:style-name="Strong_20_Emphasis"><text:span text:style-name="T133">Welke naam wil je gebruiken om in te loggen?</text:span></text:span><text:span text:style-name="Strong_20_Emphasis"><text:span text:style-name="T46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2">, </text:span></text:span><text:span text:style-name="Strong_20_Emphasis"><text:span text:style-name="T134">Wat is de </text:span></text:span><text:span text:style-name="Strong_20_Emphasis"><text:span text:style-name="T133">naam van deze </text:span></text:span><text:span text:style-name="Strong_20_Emphasis"><text:span text:style-name="T134">computer</text:span></text:span><text:span text:style-name="Strong_20_Emphasis"><text:span text:style-name="T47"> </text:span></text:span><text:span text:style-name="Definition"><text:span text:style-name="T13">computernaam</text:span></text:span><text:span text:style-name="Strong_20_Emphasis"><text:span text:style-name="T45">, </text:span></text:span><text:span text:style-name="Strong_20_Emphasis"><text:span text:style-name="T46">v</text:span></text:span><text:span text:style-name="Strong_20_Emphasis"><text:span text:style-name="T45">ul </text:span></text:span><text:span text:style-name="Strong_20_Emphasis"><text:span text:style-name="T48">tweemaal het wachtwoord </text:span></text:span><text:span text:style-name="Strong_20_Emphasis"><text:span text:style-name="T45">in</text:span></text:span><text:span text:style-name="Strong_20_Emphasis"><text:span text:style-name="T117">,</text:span></text:span><text:span text:style-name="Strong_20_Emphasis"><text:span text:style-name="T45"> </text:span></text:span><text:span text:style-name="Strong_20_Emphasis"><text:span text:style-name="T49">en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36">V</text:span></text:span><text:span text:style-name="Strong_20_Emphasis"><text:span text:style-name="T137">olgende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55"><text:s/></text:span></text:span><text:span text:style-name="Strong_20_Emphasis"><text:span text:style-name="T102"><draw:control text:anchor-type="as-char" draw:z-index="4" draw:name="Vorm14" draw:style-name="gr1" draw:text-style-name="P97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0"><text:span text:style-name="Strong_20_Emphasis"><text:span text:style-name="T50">Bij </text:span></text:span><text:span text:style-name="Strong_20_Emphasis"><text:span text:style-name="T149">Samenvatting</text:span></text:span><text:span text:style-name="Strong_20_Emphasis"><text:span text:style-name="T114"> </text:span></text:span><text:span text:style-name="Strong_20_Emphasis"><text:span text:style-name="T115">controleer het overzicht en</text:span></text:span><text:span text:style-name="Strong_20_Emphasis"><text:span text:style-name="T49">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38">Installeer</text:span></text:span><text:span text:style-name="Strong_20_Emphasis"><text:span text:style-name="T39">.</text:span></text:span></text:p>
          </table:table-cell>
        </table:table-row>
      </table:table>
      <text:p text:style-name="P51"><text:span text:style-name="Strong_20_Emphasis"><text:span text:style-name="T113"/></text:span></text:p>
      <text:list xml:id="list105556585074648" text:continue-numbering="true" text:style-name="L1">
        <text:list-item>
          <text:p text:style-name="P96"><text:span text:style-name="Strong_20_Emphasis"><text:span text:style-name="T150">Installatie </text:span></text:span><text:span text:style-name="Strong_20_Emphasis"><text:span text:style-name="T151">afronden</text:span></text:span></text:p>
        </text:list-item>
      </text:list>
      <text:p text:style-name="P53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8"><text:span text:style-name="Strong_20_Emphasis"><text:span text:style-name="T55"><text:s/></text:span></text:span><text:span text:style-name="Strong_20_Emphasis"><text:span text:style-name="T102"><draw:control text:anchor-type="as-char" draw:z-index="5" draw:name="Vorm22" draw:style-name="gr1" draw:text-style-name="P9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5"><text:s/></text:span></text:span><text:span text:style-name="Strong_20_Emphasis"><text:span text:style-name="T102"><draw:control text:anchor-type="as-char" draw:z-index="13" draw:name="Vorm4_1" draw:style-name="gr1" draw:text-style-name="P97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55">Installeer </text:span></text:span><text:span text:style-name="Strong_20_Emphasis"><text:span text:style-name="T99">pakket kz</text:span></text:span><text:span text:style-name="Strong_20_Emphasis"><text:span text:style-name="T99"><text:note text:id="ftn7" text:note-class="footnote"><text:note-citation>1</text:note-citation><text:note-body><text:p text:style-name="P83"><text:span text:style-name="T337">Debian-</text:span><text:span text:style-name="T338">p</text:span>akket kz plaatst documenten en scripts van Karel Zimmer <text:span text:style-name="T336">(zie </text:span><text:a xlink:type="simple" xlink:href="https://karelzimmer.nl/" text:style-name="Internet_20_link" text:visited-style-name="Visited_20_Internet_20_Link"><text:span text:style-name="Strong_20_Emphasis"><text:span text:style-name="T331">karelzimmer.nl</text:span></text:span></text:a><text:span text:style-name="Strong_20_Emphasis"><text:span text:style-name="T222">) </text:span></text:span>voor het installeren en beheren van Debian en op Debian gebaseerd systeem zoals Ubuntu..</text:p></text:note-body></text:note></text:span></text:span><text:span text:style-name="Strong_20_Emphasis"><text:span text:style-name="T99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60">druk op de </text:span></text:span><text:span text:style-name="Strong_20_Emphasis"><text:span text:style-name="T74">Super</text:span></text:span><text:span text:style-name="Strong_20_Emphasis"><text:span text:style-name="T60">-toets</text:span></text:span><text:span text:style-name="Strong_20_Emphasis"><text:span text:style-name="T60"><text:note text:id="ftn8" text:note-class="footnote"><text:note-citation>2</text:note-citation><text:note-body><text:p text:style-name="P24"><text:span text:style-name="T250">De </text:span><text:span text:style-name="T251">Super</text:span><text:span text:style-name="T250">-toets is de Windows</text:span><text:span text:style-name="T252">-</text:span><text:span text:style-name="T253">toets</text:span><text:span text:style-name="T250">, </text:span><text:span text:style-name="T252">C</text:span><text:span text:style-name="T250">ommand-</text:span><text:span text:style-name="T253">toets</text:span><text:span text:style-name="T250">, of </text:span><text:span text:style-name="T252">V</text:span><text:span text:style-name="T250">ergrootglas-toets.</text:span></text:p></text:note-body></text:note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19">ter</text:span></text:span><text:span text:style-name="Strong_20_Emphasis"><text:span text:style-name="T120">m</text:span></text:span><text:span text:style-name="Strong_20_Emphasis"><text:span text:style-name="T63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21">Terminalvenster</text:span></text:span><text:span text:style-name="Strong_20_Emphasis"><text:span text:style-name="T63">. </text:span></text:span></text:p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55"/></text:span></text:p>
          </table:table-cell>
          <table:table-cell table:style-name="_33_._5f_Installatie_5f_afronden.A1" office:value-type="string">
            <text:p text:style-name="P64"><text:span text:style-name="T4">Typ</text:span><text:span text:style-name="Strong_20_Emphasis"><text:span text:style-name="T67">, of </text:span></text:span><text:span text:style-name="Strong_20_Emphasis"><text:span text:style-name="T63">kopieer en plak, de</text:span></text:span><text:span text:style-name="Strong_20_Emphasis"><text:span text:style-name="T86">z</text:span></text:span><text:span text:style-name="Strong_20_Emphasis"><text:span text:style-name="T87">e</text:span></text:span><text:span text:style-name="Strong_20_Emphasis"><text:span text:style-name="T63"> </text:span></text:span><text:span text:style-name="Strong_20_Emphasis"><text:span text:style-name="T69">drie </text:span></text:span><text:span text:style-name="Strong_20_Emphasis"><text:span text:style-name="T63">opdrachten, ieder gevolgd door de </text:span></text:span><text:span text:style-name="Strong_20_Emphasis"><text:span text:style-name="T58">Enter</text:span></text:span><text:span text:style-name="Strong_20_Emphasis"><text:span text:style-name="T57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text:span text:style-name="User_20_Entry"><text:span text:style-name="T32"><text:line-break/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6"><text:span text:style-name="Strong_20_Emphasis"><text:span text:style-name="T69">V</text:span>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55"><text:s/></text:span></text:span><text:span text:style-name="Strong_20_Emphasis"><text:span text:style-name="T102"><draw:control text:anchor-type="as-char" draw:z-index="6" draw:name="Vorm33" draw:style-name="gr1" draw:text-style-name="P9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88">Rond de</text:span></text:span><text:span text:style-name="Strong_20_Emphasis"><text:span text:style-name="T89"> installatie </text:span></text:span><text:span text:style-name="Strong_20_Emphasis"><text:span text:style-name="T88">af </text:span></text:span><text:span text:style-name="Strong_20_Emphasis"><text:span text:style-name="T57">via </text:span></text:span><text:span text:style-name="Strong_20_Emphasis"><text:span text:style-name="T90">een</text:span></text:span><text:span text:style-name="Strong_20_Emphasis"><text:span text:style-name="T91"> druk</text:span></text:span><text:span text:style-name="Strong_20_Emphasis"><text:span text:style-name="T90"> op</text:span></text:span><text:span text:style-name="Strong_20_Emphasis"><text:span text:style-name="T66"> de </text:span></text:span><text:span text:style-name="Strong_20_Emphasis"><text:span text:style-name="T74">Super</text:span></text:span><text:span text:style-name="Strong_20_Emphasis"><text:span text:style-name="T66">-toets</text:span></text:span><text:span text:style-name="Strong_20_Emphasis"><text:span text:style-name="T35"><text:note-ref text:note-class="footnote" text:reference-format="text" text:ref-name="ftn8">2</text:note-ref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26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55"/></text:span></text:p>
          </table:table-cell>
          <table:table-cell table:style-name="_33_._5f_Installatie_5f_afronden.A1" office:value-type="string">
            <text:p text:style-name="P74"><text:span text:style-name="Strong_20_Emphasis"><text:span text:style-name="T8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44">3 </text:span></text:span><text:span text:style-name="Strong_20_Emphasis"><text:span text:style-name="T145">Installatie</text:span></text:span><text:span text:style-name="Strong_20_Emphasis"><text:span text:style-name="T146"> </text:span></text:span><text:span text:style-name="Strong_20_Emphasis"><text:span text:style-name="T147">afronden</text:span></text:span><text:span text:style-name="Strong_20_Emphasis"><text:span text:style-name="T80"> </text:span></text:span><text:span text:style-name="Strong_20_Emphasis"><text:span text:style-name="T81">en </text:span></text:span><text:span text:style-name="Strong_20_Emphasis"><text:span text:style-name="T92">v</text:span></text:span><text:span text:style-name="Strong_20_Emphasis"><text:span text:style-name="T71">olg de aanwijzingen op het scherm.</text:span></text:span></text:p>
          </table:table-cell>
        </table:table-row>
      </table:table>
      <text:p text:style-name="P53"><text:span text:style-name="Strong_20_Emphasis"><text:span text:style-name="T51"><text:tab/></text:span></text:span></text:p>
      <text:p text:style-name="P54"><text:span text:style-name="Strong_20_Emphasis"><text:span text:style-name="T81"/></text:span></text:p>
      <text:p text:style-name="P55"><text:span text:style-name="Strong_20_Emphasis"><text:span text:style-name="T71"/></text:span></text:p>
      <text:list xml:id="list105556075735325"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2"><text:span text:style-name="Strong_20_Emphasis"><text:span text:style-name="T55"><text:s/></text:span></text:span><text:span text:style-name="Strong_20_Emphasis"><text:span text:style-name="T102"><draw:control text:anchor-type="as-char" draw:z-index="16" draw:name="Vorm36_0" draw:style-name="gr1" draw:text-style-name="P97" svg:width="0.35cm" svg:height="0.35cm" draw:control="control17"/></text:span></text:span></text:p>
          </table:table-cell>
          <table:table-cell table:style-name="Tabel2.A1" office:value-type="string">
            <text:p text:style-name="P48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6"><text:note text:id="ftn9" text:note-class="footnote"><text:note-citation>1</text:note-citation><text:note-body><text:p text:style-name="P78"><text:span text:style-name="User_20_Entry"><text:span text:style-name="T166">E</text:span></text:span><text:span text:style-name="User_20_Entry"><text:span text:style-name="T186">v</text:span></text:span><text:span text:style-name="User_20_Entry"><text:span text:style-name="T187">en</text:span></text:span><text:span text:style-name="User_20_Entry"><text:span text:style-name="T189">t</text:span></text:span><text:span text:style-name="User_20_Entry"><text:span text:style-name="T190">uele </text:span></text:span><text:span text:style-name="User_20_Entry"><text:span text:style-name="T191">extra </text:span></text:span><text:span text:style-name="User_20_Entry"><text:span text:style-name="T195">gebruiker</text:span></text:span><text:span text:style-name="User_20_Entry"><text:span text:style-name="T191">s aanmelden </text:span></text:span><text:span text:style-name="User_20_Entry"><text:span text:style-name="T192">en dezelfde stappen uitvoeren</text:span></text:span><text:span text:style-name="User_20_Entry"><text:span text:style-name="T188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5"><text:span text:style-name="Strong_20_Emphasis"><text:span text:style-name="T55"><text:s/></text:span></text:span><text:span text:style-name="Strong_20_Emphasis"><text:span text:style-name="T102"><draw:control text:anchor-type="as-char" draw:z-index="17" draw:name="Vorm36_2" draw:style-name="gr1" draw:text-style-name="P97" svg:width="0.35cm" svg:height="0.35cm" draw:control="control18"/></text:span></text:span></text:p>
          </table:table-cell>
          <table:table-cell table:style-name="Tabel2.A1" office:value-type="string">
            <text:p text:style-name="P47"><text:span text:style-name="Strong_20_Emphasis"><text:span text:style-name="T93">R</text:span></text:span><text:span text:style-name="Strong_20_Emphasis"><text:span text:style-name="T94">icht </text:span></text:span><text:span text:style-name="Strong_20_Emphasis"><text:span text:style-name="T95">de </text:span></text:span><text:span text:style-name="Definition"><text:span text:style-name="T25">gebruiker</text:span></text:span><text:span text:style-name="Strong_20_Emphasis"><text:span text:style-name="T94"> </text:span></text:span><text:span text:style-name="Strong_20_Emphasis"><text:span text:style-name="T96">in </text:span></text:span><text:span text:style-name="Strong_20_Emphasis"><text:span text:style-name="T57">via </text:span></text:span><text:span text:style-name="Strong_20_Emphasis"><text:span text:style-name="T90">een</text:span></text:span><text:span text:style-name="Strong_20_Emphasis"><text:span text:style-name="T91"> druk</text:span></text:span><text:span text:style-name="Strong_20_Emphasis"><text:span text:style-name="T90"> op</text:span></text:span><text:span text:style-name="Strong_20_Emphasis"><text:span text:style-name="T66"> de </text:span></text:span><text:span text:style-name="Strong_20_Emphasis"><text:span text:style-name="T74">Super</text:span></text:span><text:span text:style-name="Strong_20_Emphasis"><text:span text:style-name="T66">-toets</text:span></text:span><text:span text:style-name="Strong_20_Emphasis"><text:span text:style-name="T35"><text:note text:id="ftn10" text:note-class="footnote"><text:note-citation>2</text:note-citation><text:note-body><text:p text:style-name="P25"><text:span text:style-name="T250">D</text:span>e <text:span text:style-name="T334">Super</text:span>-toets <text:span text:style-name="T250">is </text:span>de Windows<text:span text:style-name="T332">-</text:span><text:span text:style-name="T333">toets</text:span>, <text:span text:style-name="T332">C</text:span>ommand-<text:span text:style-name="T333">toets</text:span>, of <text:span text:style-name="T332">V</text:span>ergrootglas-toets.</text:p></text:note-body></text:note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26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7"><text:span text:style-name="Strong_20_Emphasis"><text:span text:style-name="T8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44">4 </text:span></text:span><text:span text:style-name="Strong_20_Emphasis"><text:span text:style-name="T127">Gebruiker inrichten</text:span></text:span><text:span text:style-name="Strong_20_Emphasis"><text:span text:style-name="T80"> </text:span></text:span><text:span text:style-name="Strong_20_Emphasis"><text:span text:style-name="T81">en </text:span></text:span><text:span text:style-name="Strong_20_Emphasis"><text:span text:style-name="T97">v</text:span></text:span><text:span text:style-name="Strong_20_Emphasis"><text:span text:style-name="T71">olg de aanwijzingen op het scherm</text:span></text:span><text:span text:style-name="Strong_20_Emphasis"><text:span text:style-name="T118">.</text:span></text:span></text:p>
          </table:table-cell>
        </table:table-row>
      </table:table>
      <text:p text:style-name="P45"><text:span text:style-name="Strong_20_Emphasis"><text:span text:style-name="T98"/></text:span></text:p>
      <text:p text:style-name="P19"/>
      <text:p text:style-name="P19"/>
      <text:p text:style-name="P89"><text:span text:style-name="T152">E</text:span><text:span text:style-name="T153">inde c</text:span><text:span text:style-name="T154">hecklist, </text:span><text:span text:style-name="T155">d</text:span><text:span text:style-name="T154">e</text:span><text:span text:style-name="T271"> installatie van </text:span><text:span text:style-name="T271"><text:reference-ref text:reference-format="text" text:ref-name="Distributie">Debian</text:reference-ref></text:span><text:span text:style-name="T271"><text:s/></text:span><text:span text:style-name="T272"><text:reference-ref text:reference-format="text" text:ref-name="Versie">11</text:reference-ref></text:span><text:span text:style-name="Strong_20_Emphasis"><text:span text:style-name="T274"><text:s/></text:span></text:span><text:span text:style-name="Strong_20_Emphasis"><text:span text:style-name="T275">LTS</text:span></text:span><text:span text:style-name="T273"> </text:span><text:span text:style-name="T271"><text:reference-ref text:reference-format="text" text:ref-name="Editie">Ddesktop</text:reference-ref></text:span><text:span text:style-name="T271"><text:s/>is voltooid.</text:span></text:p>
      <text:p text:style-name="P44"/>
      <text:p text:style-name="P36"><text:span text:style-name="Emphasis"><text:span text:style-name="T355">Geschreven </text:span></text:span><text:span text:style-name="Emphasis"><text:span text:style-name="T359">in </text:span></text:span><text:span text:style-name="Emphasis"><text:span text:style-name="T358">2021 </text:span></text:span><text:span text:style-name="Emphasis"><text:span text:style-name="T355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6">Karel Zimmer</text:span></text:span></text:a><text:span text:style-name="Emphasis"><text:span text:style-name="T355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57">Creative Commons Publiek Domein Verklaring</text:span></text:span></text:a><text:span text:style-name="Emphasis"><text:span text:style-name="T35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2-11-30T10:55:54.953459207">30-11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2-11-30T10:55:54.710156698</dc:date>
    <meta:keyword>Installatie</meta:keyword>
    <meta:keyword>Checklist</meta:keyword>
    <meta:keyword>Linux</meta:keyword>
    <meta:editing-cycles>6704</meta:editing-cycles>
    <meta:editing-duration>P11DT19H21M35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31" meta:character-count="4978" meta:non-whitespace-character-count="4269"/>
    <meta:user-defined meta:name="Info 1"/>
    <meta:user-defined meta:name="Info 2"/>
    <meta:user-defined meta:name="Info 3"/>
    <meta:user-defined meta:name="Info 4"/>
  </office:meta>
</office:document-meta>
</file>